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e8e8e8" fo:border="0.06pt solid #000000"/>
    </style:style>
    <style:style style:name="ce3" style:family="table-cell" style:parent-style-name="Default">
      <style:table-cell-properties fo:background-color="#d0d0d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cm" svg:y="3.5cm">
            <draw:object draw:notify-on-update-of-ranges="Sheet1.A1:Sheet1.A1 Sheet1.B1:Sheet1.D1 Sheet1.A3:Sheet1.A3 Sheet1.B3:Sheet1.D3 Sheet1.A4:Sheet1.A4 Sheet1.B4:Sheet1.D4 Sheet1.A5:Sheet1.A5 Sheet1.B5:Sheet1.D5 Sheet1.A6:Sheet1.A6 Sheet1.B6:Sheet1.D6 Sheet1.A2:Sheet1.A2 Sheet1.B2:Sheet1.D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Default"/>
        <table:table-column table:style-name="co2" table:visibility="collapse" table:number-columns-repeated="2" table:default-cell-style-name="Default"/>
        <table:table-row table:style-name="ro1">
          <table:table-cell table:style-name="ce1"/>
          <table:table-cell table:style-name="ce3" office:value-type="string" calcext:value-type="string">
            <text:p>1M</text:p>
          </table:table-cell>
          <table:table-cell table:style-name="ce3" office:value-type="string" calcext:value-type="string">
            <text:p>10M</text:p>
          </table:table-cell>
          <table:table-cell table:style-name="ce3" office:value-type="string" calcext:value-type="string">
            <text:p>100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.Sort</text:p>
          </table:table-cell>
          <table:table-cell office:value-type="float" office:value="0.056" calcext:value-type="float">
            <text:p>0.056</text:p>
          </table:table-cell>
          <table:table-cell office:value-type="float" office:value="0.647" calcext:value-type="float">
            <text:p>0.647</text:p>
          </table:table-cell>
          <table:table-cell office:value-type="float" office:value="6.589" calcext:value-type="float">
            <text:p>6.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0.321" calcext:value-type="float">
            <text:p>0.321</text:p>
          </table:table-cell>
          <table:table-cell office:value-type="float" office:value="4.57" calcext:value-type="float">
            <text:p>4.57</text:p>
          </table:table-cell>
          <table:table-cell office:value-type="float" office:value="66.02" calcext:value-type="float">
            <text:p>66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0.215" calcext:value-type="float">
            <text:p>0.215</text:p>
          </table:table-cell>
          <table:table-cell office:value-type="float" office:value="2.416" calcext:value-type="float">
            <text:p>2.416</text:p>
          </table:table-cell>
          <table:table-cell office:value-type="float" office:value="26.64" calcext:value-type="float">
            <text:p>26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-down Merge Sort</text:p>
          </table:table-cell>
          <table:table-cell office:value-type="float" office:value="0.158" calcext:value-type="float">
            <text:p>0.158</text:p>
          </table:table-cell>
          <table:table-cell office:value-type="float" office:value="1.95" calcext:value-type="float">
            <text:p>1.95</text:p>
          </table:table-cell>
          <table:table-cell office:value-type="float" office:value="21.185" calcext:value-type="float">
            <text:p>21.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0.123" calcext:value-type="float">
            <text:p>0.123</text:p>
          </table:table-cell>
          <table:table-cell office:value-type="float" office:value="1.286" calcext:value-type="float">
            <text:p>1.286</text:p>
          </table:table-cell>
          <table:table-cell office:value-type="float" office:value="13.458" calcext:value-type="float">
            <text:p>13.4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1.499cm" fo:margin-right="1.499cm" style:table-centering="horizontal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2:14:11.714502501</meta:creation-date>
    <dc:date>2021-08-25T12:31:24.071275676</dc:date>
    <meta:editing-duration>PT17M11S</meta:editing-duration>
    <meta:editing-cycles>4</meta:editing-cycles>
    <meta:generator>LibreOffice/7.1.5.2$Linux_X86_64 LibreOffice_project/10$Build-2</meta:generator>
    <meta:document-statistic meta:table-count="1" meta:cell-count="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e7f00" draw:fill-color="#fe7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ffe00" draw:fill-color="#7ffe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e007f" draw:fill-color="#fe007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caca" draw:fill-color="#00caca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a00ca" draw:fill-color="#ca00ca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gradient" draw:fill-color="#e6e6e6" draw:fill-gradient-name="ChartGradient_20_2" draw:gradient-step-count="0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1 2 3 4 0" chart:style-name="ch1">
        <chart:title svg:x="5.813cm" svg:y="0.316cm" chart:style-name="ch2">
          <text:p>Sort Duration Scaling</text:p>
        </chart:title>
        <chart:subtitle svg:x="0cm" svg:y="0cm" chart:style-name="ch3">
          <text:p/>
        </chart:subtitle>
        <chart:legend chart:legend-position="end" svg:x="11.375cm" svg:y="3.205cm" style:legend-expansion="high" chart:style-name="ch4"/>
        <chart:plot-area chart:style-name="ch5" table:cell-range-address="Sheet1.A1:Sheet1.D6" chart:data-source-has-labels="both" svg:x="1.331cm" svg:y="1.275cm" svg:width="9.724cm" svg:height="6.564cm">
          <chart:coordinate-region svg:x="1.952cm" svg:y="1.474cm" svg:width="8.678cm" svg:height="5.718cm"/>
          <chart:axis chart:dimension="x" chart:name="primary-x" chart:style-name="ch6" chartooo:axis-type="auto">
            <chartooo:date-scale/>
            <chart:title svg:x="5.21cm" svg:y="8.019cm" chart:style-name="ch7">
              <text:p>Array Length</text:p>
            </chart:title>
            <chart:categories table:cell-range-address="Sheet1.B1:Sheet1.D1"/>
          </chart:axis>
          <chart:axis chart:dimension="y" chart:name="primary-y" chart:style-name="ch6">
            <chart:title svg:x="0.451cm" svg:y="5.368cm" chart:style-name="ch8">
              <text:p>Time (sec)</text:p>
            </chart:title>
            <chart:grid chart:style-name="ch9" chart:class="major"/>
          </chart:axis>
          <chart:series chart:style-name="ch10" chart:values-cell-range-address="Sheet1.B3:Sheet1.D3" chart:label-cell-address="Sheet1.A3:Sheet1.A3" chart:class="chart:line">
            <chart:data-point chart:repeated="3"/>
          </chart:series>
          <chart:series chart:style-name="ch11" chart:values-cell-range-address="Sheet1.B4:Sheet1.D4" chart:label-cell-address="Sheet1.A4:Sheet1.A4" chart:class="chart:line">
            <chart:data-point chart:repeated="3"/>
          </chart:series>
          <chart:series chart:style-name="ch12" chart:values-cell-range-address="Sheet1.B5:Sheet1.D5" chart:label-cell-address="Sheet1.A5:Sheet1.A5" chart:class="chart:line">
            <chart:data-point chart:repeated="3"/>
          </chart:series>
          <chart:series chart:style-name="ch13" chart:values-cell-range-address="Sheet1.B6:Sheet1.D6" chart:label-cell-address="Sheet1.A6:Sheet1.A6" chart:class="chart:line">
            <chart:data-point chart:repeated="3"/>
          </chart:series>
          <chart:series chart:style-name="ch14" chart:values-cell-range-address="Sheet1.B2:Sheet1.D2" chart:label-cell-address="Sheet1.A2:Sheet1.A2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D1</svg:desc>
                </draw:g>
              </table:table-cell>
              <table:table-cell office:value-type="string">
                <text:p>10M</text:p>
              </table:table-cell>
              <table:table-cell office:value-type="string">
                <text:p>100M</text:p>
              </table:table-cell>
            </table:table-row>
          </table:table-header-rows>
          <table:table-rows>
            <table:table-row>
              <table:table-cell office:value-type="string">
                <text:p>Heap Sort</text:p>
                <draw:g>
                  <svg:desc>Sheet1.A3:Sheet1.A3</svg:desc>
                </draw:g>
              </table:table-cell>
              <table:table-cell office:value-type="float" office:value="0.321">
                <text:p>0.321</text:p>
                <draw:g>
                  <svg:desc>Sheet1.B3:Sheet1.D3</svg:desc>
                </draw:g>
              </table:table-cell>
              <table:table-cell office:value-type="float" office:value="4.57">
                <text:p>4.57</text:p>
              </table:table-cell>
              <table:table-cell office:value-type="float" office:value="66.02">
                <text:p>66.02</text:p>
              </table:table-cell>
            </table:table-row>
            <table:table-row>
              <table:table-cell office:value-type="string">
                <text:p>Merge Sort</text:p>
                <draw:g>
                  <svg:desc>Sheet1.A4:Sheet1.A4</svg:desc>
                </draw:g>
              </table:table-cell>
              <table:table-cell office:value-type="float" office:value="0.215">
                <text:p>0.215</text:p>
                <draw:g>
                  <svg:desc>Sheet1.B4:Sheet1.D4</svg:desc>
                </draw:g>
              </table:table-cell>
              <table:table-cell office:value-type="float" office:value="2.416">
                <text:p>2.416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Top-down Merge Sort</text:p>
                <draw:g>
                  <svg:desc>Sheet1.A5:Sheet1.A5</svg:desc>
                </draw:g>
              </table:table-cell>
              <table:table-cell office:value-type="float" office:value="0.158">
                <text:p>0.158</text:p>
                <draw:g>
                  <svg:desc>Sheet1.B5:Sheet1.D5</svg:desc>
                </draw:g>
              </table:table-cell>
              <table:table-cell office:value-type="float" office:value="1.95">
                <text:p>1.95</text:p>
              </table:table-cell>
              <table:table-cell office:value-type="float" office:value="21.185">
                <text:p>21.185</text:p>
              </table:table-cell>
            </table:table-row>
            <table:table-row>
              <table:table-cell office:value-type="string">
                <text:p>Quick Sort</text:p>
                <draw:g>
                  <svg:desc>Sheet1.A6:Sheet1.A6</svg:desc>
                </draw:g>
              </table:table-cell>
              <table:table-cell office:value-type="float" office:value="0.123">
                <text:p>0.123</text:p>
                <draw:g>
                  <svg:desc>Sheet1.B6:Sheet1.D6</svg:desc>
                </draw:g>
              </table:table-cell>
              <table:table-cell office:value-type="float" office:value="1.286">
                <text:p>1.286</text:p>
              </table:table-cell>
              <table:table-cell office:value-type="float" office:value="13.458">
                <text:p>13.458</text:p>
              </table:table-cell>
            </table:table-row>
            <table:table-row>
              <table:table-cell office:value-type="string">
                <text:p>Array.Sort</text:p>
                <draw:g>
                  <svg:desc>Sheet1.A2:Sheet1.A2</svg:desc>
                </draw:g>
              </table:table-cell>
              <table:table-cell office:value-type="float" office:value="0.056">
                <text:p>0.056</text:p>
                <draw:g>
                  <svg:desc>Sheet1.B2:Sheet1.D2</svg:desc>
                </draw:g>
              </table:table-cell>
              <table:table-cell office:value-type="float" office:value="0.647">
                <text:p>0.647</text:p>
              </table:table-cell>
              <table:table-cell office:value-type="float" office:value="6.589">
                <text:p>6.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linear" draw:start-color="#eeeeee" draw:end-color="#cccccc" draw:start-intensity="100%" draw:end-intensity="100%" draw:angle="90deg" draw:border="75%"/>
    <draw:gradient draw:name="ChartGradient_20_2" draw:display-name="ChartGradient 2" draw:style="radial" draw:cx="50%" draw:cy="50%" draw:start-color="#e0e0e0" draw:end-color="#fafafa" draw:start-intensity="100%" draw:end-intensity="100%" draw:border="0%"/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